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21d" officeooo:paragraph-rsid="001142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23:43:44.239869214</meta:creation-date>
    <dc:date>2024-02-07T23:43:51.513206255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